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PatternHints.getEx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excludes( TypeReference reachableType , String ...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er.excludes( String ...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PatternHints.ResourcePatternHints( 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includes( String ... in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includes( @ Nullable TypeReference reachableType , String ... in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PatternHints.get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expandToIncludeDirectories( String includePatter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uilder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